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text-underline-type="single" style:text-underline-style="solid" style:text-underline-width="auto" style:text-underline-mode="continuous"/>
    </style:style>
    <style:style style:name="P2" style:parent-style-name="Standard" style:family="paragraph">
      <style:paragraph-properties fo:text-align="center"/>
    </style:style>
  </office:automatic-styles>
  <office:body>
    <office:text text:use-soft-page-breaks="true">
      <text:p text:style-name="P1">Personal Report</text:p>
      <text:p text:style-name="P2"/>
      <text:p text:style-name="Standard">I thought our group worked very well together and throughout most of the project there was good communication between team members. The project was managed very well<text:s/>by Chris considering it is the first major group project we have been assigned. Every time we had a meeting Chris had a clear agenda of the items that needed to be discussed and he ran the meetings confidently. I also thought he was very good at getting the team motivated and dealing with any problems that we came across. The work was divided up very well between the team members and pretty much all of the coding for the back end was completed well in advance by Jacob.</text:p>
      <text:p text:style-name="Standard"/>
      <text:p text:style-name="Standard">In the end it was decided that Jacob<text:s/>would deal with the backend, Ivan would deal with the servlets and I would write all the HTML, CSS and JavaScript to create the look of the website and handle client side validation of input fields. As well as writing the HTML code I was involved with some of the documentation such as writing the overview of how the system would<text:s/>work and the different classes involved with the servlets. I also did the use case diagram to show the interaction between the user and the system. By the end of coding week we had<text:s/>all of the functionality of the web application in place. The problems came with integrating the servlets with the backend. We kept getting HTTP 404 and HTTP 500 errors when trying to run the servlets. In hindsight we should have either had more people working on the servlets, which dealt with the main functionality of the application,<text:s/>or we should have got the servlets working much more in advance so we could have used coding week for final integration and testing rather than actual coding of the application.</text:p>
      <text:p text:style-name="Standard"/>
      <text:p text:style-name="Standard">It might have also been better to use a proper RDBMS for the database such as MySQL rather than storing data in files. This could have made integration easier and might have worked better with Glassfish, although the database we had was very robust, so if we had tested servlets earlier,<text:s/>we might have been able to debug the issues we had. I did complete the HTML, CSS and JavaScript in enough time and once that was done I tried to help out with the servlets, but because I didn't think I was going to be as involved with the servlet functionality I didn't learn enough about them in time to help with them effectively.</text:p>
      <text:p text:style-name="Standard"/>
      <text:p text:style-name="Standard">Overall, I think that<text:s/>we did well as a team and everyone contributed to the work load. The fact that we didn't complete all of the<text:s/>requirements of the project was down to the team as a whole and there isn't any one individual that can be held responsible. I have learnt a lot from this project. I have learnt that it is wise to take time to decide on how you will implement a system and<text:s/>the importance of comparing the different technologies available to ensure that you select the most appropriate software or hardware for a system. I have realised that it is much easier to change the software you will use in the design phase of the project rather than going ahead with implementation without verifying all of the decisions made. If I were to do this project again I would have made sure that there<text:s/>were<text:s/>at least two people working on servlets way before integration week to get the functionality<text:s/>of the application working well.</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Ollie</meta:initial-creator>
    <dc:creator>Ollie Roe</dc:creator>
    <meta:creation-date>2013-02-05T11:27:00Z</meta:creation-date>
    <dc:date>2013-02-13T20:43:00Z</dc:date>
    <meta:template xlink:href="Normal" xlink:type="simple"/>
    <meta:editing-cycles>1</meta:editing-cycles>
    <meta:editing-duration>PT5040S</meta:editing-duration>
    <meta:document-statistic meta:page-count="1" meta:paragraph-count="6" meta:word-count="490" meta:character-count="3279" meta:row-count="23" meta:non-whitespace-character-count="2795"/>
  </office:meta>
</office:document-meta>
</file>